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6.684in" fo:margin-left="0.0111in" fo:margin-right="-0.0021in" table:align="margins"/>
    </style:style>
    <style:style style:name="Tabela1.A" style:family="table-column">
      <style:table-column-properties style:column-width="0.3646in" style:rel-column-width="3574*"/>
    </style:style>
    <style:style style:name="Tabela1.B" style:family="table-column">
      <style:table-column-properties style:column-width="1.2611in" style:rel-column-width="12364*"/>
    </style:style>
    <style:style style:name="Tabela1.C" style:family="table-column">
      <style:table-column-properties style:column-width="1.3111in" style:rel-column-width="12855*"/>
    </style:style>
    <style:style style:name="Tabela1.D" style:family="table-column">
      <style:table-column-properties style:column-width="1.4097in" style:rel-column-width="13821*"/>
    </style:style>
    <style:style style:name="Tabela1.E" style:family="table-column">
      <style:table-column-properties style:column-width="2.3375in" style:rel-column-width="22921*"/>
    </style:style>
    <style:style style:name="Tabela1.A1" style:family="table-cell">
      <style:table-cell-properties fo:padding="0.0382in" fo:border-left="0.0007in solid #000000" fo:border-right="none" fo:border-top="0.0007in solid #000000" fo:border-bottom="0.0007in solid #000000"/>
    </style:style>
    <style:style style:name="Tabela1.E1" style:family="table-cell">
      <style:table-cell-properties fo:padding="0.0382in" fo:border="0.0007in solid #000000"/>
    </style:style>
    <style:style style:name="Tabela1.A2" style:family="table-cell">
      <style:table-cell-properties style:vertical-align="middle" fo:padding="0.0382in" fo:border-left="0.0007in solid #000000" fo:border-right="none" fo:border-top="none" fo:border-bottom="0.0007in solid #000000"/>
    </style:style>
    <style:style style:name="Tabela1.E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fo:break-before="pag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15cc4"/>
    </style:style>
    <style:style style:name="P6" style:family="paragraph" style:parent-style-name="Table_20_Contents">
      <style:paragraph-properties fo:text-align="center" style:justify-single-word="false"/>
      <style:text-properties officeooo:rsid="00038ba7" officeooo:paragraph-rsid="00038ba7"/>
    </style:style>
    <style:style style:name="P7" style:family="paragraph" style:parent-style-name="Table_20_Contents">
      <style:paragraph-properties fo:text-align="center" style:justify-single-word="false"/>
      <style:text-properties officeooo:rsid="0032fa9c" officeooo:paragraph-rsid="0032fa9c"/>
    </style:style>
    <style:style style:name="P8" style:family="paragraph" style:parent-style-name="Strona_20_tytułowa_20_2">
      <style:text-properties officeooo:rsid="0003d361" officeooo:paragraph-rsid="0003d361"/>
    </style:style>
    <style:style style:name="P9" style:family="paragraph" style:parent-style-name="Table_20_Heading">
      <style:text-properties officeooo:rsid="00015cc4" officeooo:paragraph-rsid="00015cc4"/>
    </style:style>
    <style:style style:name="P10" style:family="paragraph" style:parent-style-name="Standard">
      <style:paragraph-properties fo:margin-top="0in" fo:margin-bottom="0.139in" fo:line-height="115%" fo:text-align="center" style:justify-single-word="fals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11" style:family="paragraph" style:parent-style-name="Standard">
      <style:paragraph-properties fo:margin-top="0in" fo:margin-bottom="0.139in" fo:line-height="115%" fo:text-align="center" style:justify-single-word="false" fo:break-before="pag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12" style:family="paragraph" style:parent-style-name="Table_20_Contents">
      <style:paragraph-properties fo:text-align="center" style:justify-single-word="false"/>
      <style:text-properties officeooo:rsid="009a014f" officeooo:paragraph-rsid="009f012b"/>
    </style:style>
    <style:style style:name="P13" style:family="paragraph" style:parent-style-name="Table_20_Contents">
      <style:paragraph-properties fo:text-align="center" style:justify-single-word="false"/>
      <style:text-properties officeooo:rsid="0058f779" officeooo:paragraph-rsid="009f012b"/>
    </style:style>
    <style:style style:name="P14" style:family="paragraph" style:parent-style-name="Table_20_Contents">
      <style:paragraph-properties fo:text-align="center" style:justify-single-word="false"/>
      <style:text-properties officeooo:rsid="0058f779" officeooo:paragraph-rsid="00a5ada5"/>
    </style:style>
    <style:style style:name="P15" style:family="paragraph" style:parent-style-name="Table_20_Contents">
      <style:paragraph-properties fo:text-align="center" style:justify-single-word="false"/>
      <style:text-properties officeooo:paragraph-rsid="009f012b"/>
    </style:style>
    <style:style style:name="P16" style:family="paragraph" style:parent-style-name="Heading_20_1" style:list-style-name="">
      <style:paragraph-properties>
        <style:tab-stops/>
      </style:paragraph-properties>
    </style:style>
    <style:style style:name="P17" style:family="paragraph" style:parent-style-name="Heading_20_1" style:list-style-name="">
      <style:paragraph-properties>
        <style:tab-stops/>
      </style:paragraph-properties>
    </style:style>
    <style:style style:name="P18" style:family="paragraph" style:parent-style-name="Heading_20_1">
      <style:text-properties officeooo:rsid="00922128"/>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922128"/>
    </style:style>
    <style:style style:name="P21" style:family="paragraph" style:parent-style-name="Strona_20_tytułowa_20_1" style:master-page-name="First_20_Page">
      <style:paragraph-properties style:page-number="auto"/>
    </style:style>
    <style:style style:name="P22" style:family="paragraph" style:parent-style-name="Strona_20_tytułowa_20_2">
      <style:text-properties officeooo:rsid="009a014f" officeooo:paragraph-rsid="009f012b"/>
    </style:style>
    <style:style style:name="P23" style:family="paragraph" style:parent-style-name="Text_20_body">
      <style:text-properties officeooo:paragraph-rsid="009f012b"/>
    </style:style>
    <style:style style:name="P24" style:family="paragraph" style:parent-style-name="Text_20_body" style:list-style-name="L2">
      <style:text-properties officeooo:paragraph-rsid="009f012b"/>
    </style:style>
    <style:style style:name="P25" style:family="paragraph" style:parent-style-name="Text_20_body" style:list-style-name="L3">
      <style:text-properties officeooo:paragraph-rsid="009f012b"/>
    </style:style>
    <style:style style:name="P26" style:family="paragraph" style:parent-style-name="Text_20_body" style:list-style-name="L4">
      <style:text-properties officeooo:paragraph-rsid="009f012b"/>
    </style:style>
    <style:style style:name="P27" style:family="paragraph" style:parent-style-name="Text_20_body" style:list-style-name="L5">
      <style:text-properties officeooo:paragraph-rsid="009f012b"/>
    </style:style>
    <style:style style:name="P28" style:family="paragraph" style:parent-style-name="Text_20_body" style:list-style-name="L6">
      <style:text-properties officeooo:paragraph-rsid="009f012b"/>
    </style:style>
    <style:style style:name="P29" style:family="paragraph" style:parent-style-name="Text_20_body">
      <style:text-properties officeooo:paragraph-rsid="009f321e"/>
    </style:style>
    <style:style style:name="P30" style:family="paragraph" style:parent-style-name="Text_20_body" style:list-style-name="L7">
      <style:text-properties officeooo:paragraph-rsid="009f321e"/>
    </style:style>
    <style:style style:name="P31" style:family="paragraph" style:parent-style-name="Text_20_body" style:list-style-name="L9">
      <style:paragraph-properties fo:text-align="start" style:justify-single-word="false"/>
      <style:text-properties officeooo:paragraph-rsid="009f321e"/>
    </style:style>
    <style:style style:name="P32" style:family="paragraph" style:parent-style-name="Text_20_body" style:list-style-name="L10">
      <style:text-properties officeooo:paragraph-rsid="009f321e"/>
    </style:style>
    <style:style style:name="P33" style:family="paragraph" style:parent-style-name="Text_20_body" style:list-style-name="L11">
      <style:text-properties officeooo:paragraph-rsid="00a2e16a"/>
    </style:style>
    <style:style style:name="P34" style:family="paragraph" style:parent-style-name="Text_20_body" style:list-style-name="L9">
      <style:paragraph-properties fo:text-align="justify" style:justify-single-word="false"/>
      <style:text-properties officeooo:paragraph-rsid="009f321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officeooo:rsid="00015cc4"/>
    </style:style>
    <style:style style:name="T3" style:family="text">
      <style:text-properties officeooo:rsid="00038ba7"/>
    </style:style>
    <style:style style:name="T4" style:family="text">
      <style:text-properties officeooo:rsid="0029d869"/>
    </style:style>
    <style:style style:name="T5" style:family="text">
      <style:text-properties officeooo:rsid="0058f779"/>
    </style:style>
    <style:style style:name="T6" style:family="text">
      <style:text-properties officeooo:rsid="009a014f"/>
    </style:style>
    <style:style style:name="T7" style:family="text">
      <style:text-properties officeooo:rsid="009f012b"/>
    </style:style>
    <style:style style:name="T8" style:family="text">
      <style:text-properties officeooo:rsid="009f321e"/>
    </style:style>
    <style:style style:name="T9" style:family="text">
      <style:text-properties officeooo:rsid="00a2e16a"/>
    </style:style>
    <style:style style:name="T10" style:family="text">
      <style:text-properties officeooo:rsid="00a48d61"/>
    </style:style>
    <style:style style:name="T11" style:family="text">
      <style:text-properties officeooo:rsid="00a5ada5"/>
    </style:style>
    <style:style style:name="T12" style:family="text">
      <style:text-properties officeooo:rsid="00a5cc15"/>
    </style:style>
    <style:style style:name="T13" style:family="text">
      <style:text-properties officeooo:rsid="00a847f4"/>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rona_20_tytułowa_20_1">Krzysztof Kusiak, Rafał Łukaszewski</text:p>
      <text:p text:style-name="Strona_20_tytułowa_20_1"/>
      <text:p text:style-name="Strona_20_tytułowa_20_1"/>
      <text:p text:style-name="Strona_20_tytułowa_20_1"/>
      <text:p text:style-name="Strona_20_tytułowa_20_1"/>
      <text:p text:style-name="Strona_20_tytułowa_20_1">Dokumentacja projektu <text:span text:style-name="T1">Under Siege</text:span></text:p>
      <text:p text:style-name="P22"><text:span text:style-name="T7">Podręcznik użytkownika</text:span></text:p>
      <text:p text:style-name="Strona_20_tytułowa_20_2"/>
      <text:p text:style-name="P8"><text:span text:style-name="T4">1</text:span><text:span text:style-name="T6">6 stycznia</text:span> 201<text:span text:style-name="T6">1</text:span></text:p>
      <text:p text:style-name="P10"/>
      <text:p text:style-name="P11"/>
      <text:p text:style-name="P3">Tabela 1. Historia zmian</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Table_20_Heading">Lp.</text:p>
            </table:table-cell>
            <table:table-cell table:style-name="Tabela1.A1" office:value-type="string">
              <text:p text:style-name="Table_20_Heading">Data</text:p>
            </table:table-cell>
            <table:table-cell table:style-name="Tabela1.A1" office:value-type="string">
              <text:p text:style-name="P9">Numer wersji</text:p>
            </table:table-cell>
            <table:table-cell table:style-name="Tabela1.A1" office:value-type="string">
              <text:p text:style-name="Table_20_Heading">Autor</text:p>
            </table:table-cell>
            <table:table-cell table:style-name="Tabela1.E1" office:value-type="string">
              <text:p text:style-name="Table_20_Heading">Opis zmian</text:p>
            </table:table-cell>
          </table:table-row>
        </table:table-header-rows>
        <table:table-row>
          <table:table-cell table:style-name="Tabela1.A2" office:value-type="string">
            <text:p text:style-name="P4">1.</text:p>
          </table:table-cell>
          <table:table-cell table:style-name="Tabela1.A2" office:value-type="string">
            <text:p text:style-name="P7"><text:span text:style-name="T5">1</text:span><text:span text:style-name="T7">4</text:span> <text:span text:style-name="T6">stycznia </text:span>201<text:span text:style-name="T6">1</text:span></text:p>
          </table:table-cell>
          <table:table-cell table:style-name="Tabela1.A2" office:value-type="string">
            <text:p text:style-name="P5"><text:span text:style-name="T2">0.</text:span><text:span text:style-name="T3">0</text:span><text:span text:style-name="T2">1</text:span></text:p>
          </table:table-cell>
          <table:table-cell table:style-name="Tabela1.A2" office:value-type="string">
            <text:p text:style-name="P14"><text:span text:style-name="T11">Krzysztof Kusiak,</text:span></text:p>
            <text:p text:style-name="P13"><text:span text:style-name="T7">Rafał Łukaszewski</text:span></text:p>
          </table:table-cell>
          <table:table-cell table:style-name="Tabela1.E2" office:value-type="string">
            <text:p text:style-name="P4">utworzenie dokumentu</text:p>
          </table:table-cell>
        </table:table-row>
        <table:table-row>
          <table:table-cell table:style-name="Tabela1.A2" office:value-type="string">
            <text:p text:style-name="P6">2.</text:p>
          </table:table-cell>
          <table:table-cell table:style-name="Tabela1.A2" office:value-type="string">
            <text:p text:style-name="P7"><text:span text:style-name="T5">1</text:span><text:span text:style-name="T7">6</text:span> <text:span text:style-name="T6">stycznia </text:span>201<text:span text:style-name="T6">1</text:span></text:p>
          </table:table-cell>
          <table:table-cell table:style-name="Tabela1.A2" office:value-type="string">
            <text:p text:style-name="P6">0.<text:span text:style-name="T5">1</text:span></text:p>
          </table:table-cell>
          <table:table-cell table:style-name="Tabela1.A2" office:value-type="string">
            <text:p text:style-name="P15"><text:span text:style-name="T7">Rafał Łukaszewski</text:span></text:p>
          </table:table-cell>
          <table:table-cell table:style-name="Tabela1.E2" office:value-type="string">
            <text:p text:style-name="P12"><text:span text:style-name="T7">opisanie najważniejszej funkcjonalności</text:span></text:p>
          </table:table-cell>
        </table:table-row>
      </table:table>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35">1. Instalacja<text:tab/>5</text:p>
          <text:p text:style-name="P35">2. Menu główne<text:tab/>5</text:p>
          <text:p text:style-name="P35">3. Ekran pojedynku<text:tab/>5</text:p>
          <text:p text:style-name="P35">4. Ekran kampanii dla pojedynczego gracza<text:tab/>5</text:p>
          <text:p text:style-name="P35">5. Ekran gier wieloosobowych<text:tab/>6</text:p>
          <text:p text:style-name="P35">6. Ekran zakładania gry wieloosobowej<text:tab/>6</text:p>
          <text:p text:style-name="P35">7. Ekran rozgrywki<text:tab/>6</text:p>
          <text:p text:style-name="P35">8. Ekran opcji<text:tab/>6</text:p>
        </text:index-body>
      </text:table-of-content>
      <text:h text:style-name="P16" text:outline-level="1"/>
      <text:p text:style-name="P2"/>
      <text:h text:style-name="P20" text:outline-level="1">1. <text:span text:style-name="T7">Instalacja</text:span></text:h>
      <text:p text:style-name="P23"><text:span text:style-name="T7"><text:tab/>Aplikację instalujemy poprzez uruchomienie pakietu instalacyjnego dostarczonego wraz<text:line-break/>z aplikacją. Pakiet przeprowadzi użytkownika przez proces instalacyjny.</text:span></text:p>
      <text:h text:style-name="P18" text:outline-level="1">2. <text:span text:style-name="T7">Menu główne</text:span></text:h>
      <text:p text:style-name="P23"><text:span text:style-name="T7"><text:tab/>Po uruchomieniu aplikacji i przejściu przez ekran powitalny wyświetlone zostaje menu główne zawierające następujące przyciski: </text:span></text:p>
      <text:list xml:id="list185866015" text:style-name="L2">
        <text:list-item>
          <text:p text:style-name="P24"><text:span text:style-name="T7">pojedynczy gracz</text:span></text:p>
        </text:list-item>
      </text:list>
      <text:list xml:id="list1514690294" text:style-name="L3">
        <text:list-item>
          <text:p text:style-name="P25"><text:span text:style-name="T12">W</text:span><text:span text:style-name="T7">ybierz ten przycisk, by wywołać menu gry dla pojedynczego gracza.</text:span></text:p>
        </text:list-item>
        <text:list-item>
          <text:p text:style-name="P25"><text:span text:style-name="T7">Pojawi się kolejne menu, w którym dostępne są opcje:</text:span></text:p>
          <text:list>
            <text:list-item>
              <text:p text:style-name="P25"><text:span text:style-name="T7">pojedynek – przeniesie Cię do ekranu pojedynku,</text:span></text:p>
            </text:list-item>
            <text:list-item>
              <text:p text:style-name="P25"><text:span text:style-name="T7">kampania – rozpoczęcie kampanii.</text:span></text:p>
            </text:list-item>
          </text:list>
        </text:list-item>
      </text:list>
      <text:list xml:id="list115178351" text:continue-list="list185866015" text:style-name="L2">
        <text:list-item>
          <text:p text:style-name="P24"><text:span text:style-name="T7">wielu graczy</text:span></text:p>
        </text:list-item>
      </text:list>
      <text:list xml:id="list503436623" text:style-name="L4">
        <text:list-item>
          <text:p text:style-name="P26"><text:span text:style-name="T7">Wywołuje ekran dialogowy, w którym należy wybrać opcje gry wielu graczy na jednym komputerze lub opcje gry sieciowej. W pierwszym przypadku przywołany zostaje ekran tworzenia gry wieloosobowej, a w drugim ekran wyboru gier wieloosobowych.</text:span></text:p>
        </text:list-item>
      </text:list>
      <text:list xml:id="list866383723" text:continue-list="list115178351" text:style-name="L2">
        <text:list-item>
          <text:p text:style-name="P24"><text:span text:style-name="T7">samouczek</text:span></text:p>
        </text:list-item>
      </text:list>
      <text:list xml:id="list1080369469" text:style-name="L5">
        <text:list-item>
          <text:p text:style-name="P27"><text:span text:style-name="T7">Przycisk ten wywołuje ekran dialogowy, przez który przechodzimy do listy kombinacji elementów układanki dla poszczególnych jednostek lub rozpoczynamy specjalnie przygotowany scenariusz służący wprowadzeniu gracza w zasady gry.</text:span></text:p>
        </text:list-item>
      </text:list>
      <text:list xml:id="list498226666" text:continue-list="list866383723" text:style-name="L2">
        <text:list-item>
          <text:p text:style-name="P24"><text:span text:style-name="T7">opcje</text:span></text:p>
        </text:list-item>
      </text:list>
      <text:list xml:id="list963797832" text:style-name="L6">
        <text:list-item>
          <text:p text:style-name="P28"><text:span text:style-name="T7">Ekran ustawień grafiki, dźwięku, sterowania, parametrów sieciowych oraz opcji rozgrywki.</text:span></text:p>
        </text:list-item>
      </text:list>
      <text:list xml:id="list1399230841" text:continue-list="list498226666" text:style-name="L2">
        <text:list-item>
          <text:p text:style-name="P24"><text:span text:style-name="T7">wyjście</text:span></text:p>
        </text:list-item>
      </text:list>
      <text:h text:style-name="P18" text:outline-level="1">3. <text:span text:style-name="T8">Ekran pojedynku</text:span></text:h>
      <text:p text:style-name="P29"><text:span text:style-name="T8"><text:tab/>Na tym ekranie pojawi się lista wcześniej przygotowanych scenariuszy, z których gracz może wybrać interesującą go pozycję lub za pomocą odpowiednio zatytułowanych rozwijanych list wybrać samemu parametry gry, w tym m.in. tryb gry, liczbę graczy, strukturę drużyn. Po dokonaniu wyboru rozpoczynamy rozgrywkę przez kliknięcie przycisku „Let</text:span><text:span text:style-name="T12">'</text:span><text:span text:style-name="T8">s rock!”.</text:span></text:p>
      <text:h text:style-name="Heading_20_1" text:outline-level="1"><text:span text:style-name="T8">4. Ekran kampanii dla pojedynczego gracza</text:span></text:h>
      <text:list xml:id="list1222462440" text:style-name="L7">
        <text:list-item>
          <text:p text:style-name="P30"><text:span text:style-name="T8">rozpoczęcie kampanii</text:span></text:p>
          <text:p text:style-name="P30"><text:span text:style-name="T8">Po przejściu do ekranu kampanii ukaże się mapa krainy, w której przyszło Ci walczyć. Specjalne ikony na tej mapie symbolizują poszczególne lokacje, w których czekają przeciwnicy. Aby rozpocząć kampanię i swój pierwszy pojedynek musisz kliknąć aktywną, charakterystycznie podświetloną ikonę pierwszej lokacji. Aby móc się dostać do kolejnego przeciwnika należy </text:span><text:span text:style-name="T12">naj</text:span><text:span text:style-name="T8">pierw pokonać jego poprzednika. Celem kampanii jest pokonanie ostatniego, najstraszniejszego i najpotężniejszego wroga.</text:span></text:p>
        </text:list-item>
        <text:list-item>
          <text:p text:style-name="P30"><text:span text:style-name="T8">zapis stanu gry</text:span></text:p>
          <text:p text:style-name="P30"><text:span text:style-name="T8">Gra zostaje zapisana automatycznie po każdym zakończonym pojedynku <text:tab/>w kampanii. </text:span></text:p>
        </text:list-item>
      </text:list>
      <text:h text:style-name="P16" text:outline-level="1"><text:span text:style-name="T8"/></text:h>
      <text:h text:style-name="P19" text:outline-level="1"><text:span text:style-name="T8">5. Ekran gier wieloosobowych</text:span></text:h>
      <text:p text:style-name="Text_20_body"><text:span text:style-name="T8"><text:tab/>Na ekranie tym znajduje się lista znalezionych rozgrywek sieciowych. Interesującą nas rozgrywkę zaznaczamy przez kliknięcie jej pozycji na liście. Pod tą listą znajdują się filtry rozgrywek w postaci rozwijanych list, a po jej prawie stronie umieszczone są przyciski:</text:span></text:p>
      <text:list xml:id="list1371126720" text:style-name="L9">
        <text:list-item>
          <text:p text:style-name="P31"><text:span text:style-name="T8">dołącz do gry</text:span></text:p>
          <text:p text:style-name="P34"><text:span text:style-name="T8">Przycisk,dzięki któremu dołączamy do wybranej rozgrywki. Możemy to również zrobić przez dwukrotne kliknięcie pozycji na liście. Po dołączeniu do rozgrywki ujrzymy ekran zakładania gry wieloosobowej założonej przez innego gracza, gdzie wybieramy swojego dowódcę, a następnie oczekujemy na rozpoczęcie rozgrywki.</text:span></text:p>
        </text:list-item>
        <text:list-item>
          <text:p text:style-name="P31"><text:span text:style-name="T8">załóż grę</text:span></text:p>
          <text:p text:style-name="P31"><text:span text:style-name="T8">Przenosi użytkownika do ekranu zakładania gry wieloosobowej.</text:span></text:p>
        </text:list-item>
        <text:list-item>
          <text:p text:style-name="P31"><text:span text:style-name="T8">odśwież</text:span></text:p>
          <text:p text:style-name="P31"><text:span text:style-name="T8">Odświeża listę rozgrywek sieciowych.</text:span></text:p>
        </text:list-item>
      </text:list>
      <text:h text:style-name="Heading_20_1" text:outline-level="1"><text:span text:style-name="T8">6. Ekran zakładania gry wieloosobowej</text:span></text:h>
      <text:p text:style-name="Text_20_body"><text:span text:style-name="T8">Po wejściu do tego ekranu użytkownikowi ukazują się:</text:span></text:p>
      <text:list xml:id="list1301778477" text:style-name="L10">
        <text:list-item>
          <text:p text:style-name="P32"><text:span text:style-name="T12">l</text:span><text:span text:style-name="T8">ista miejsc dla innych graczy, w której każde miejsce gracz zakładający może zamknąć lub otworzyć dla innych przez wybranie <text:tab/>odpowiedniej opcji w rozwijanym menu,</text:span></text:p>
        </text:list-item>
        <text:list-item>
          <text:p text:style-name="P32"><text:span text:style-name="T12">o</text:span><text:span text:style-name="T8">pcje rozgrywki takie same jak na ekranie pojedynczego pojedynku,</text:span></text:p>
        </text:list-item>
        <text:list-item>
          <text:p text:style-name="P32"><text:span text:style-name="T12">o</text:span><text:span text:style-name="T8">pcje sieciowe, tj. używany port oraz typ połączenia ( gra w sieci lokalnej lub </text:span><text:span text:style-name="T12">I</text:span><text:span text:style-name="T8">nternecie).</text:span></text:p>
        </text:list-item>
      </text:list>
      <text:p text:style-name="P29"><text:span text:style-name="T8">Aby rozpocząć grę gracz zakładający klika przycisk „Let</text:span><text:span text:style-name="T12">'</text:span><text:span text:style-name="T8">s rock!”.</text:span></text:p>
      <text:h text:style-name="Heading_20_1" text:outline-level="1"><text:span text:style-name="T9">7. Ekran rozgrywki</text:span></text:h>
      <text:p text:style-name="Text_20_body"><text:span text:style-name="T9">Po rozpoczęciu gry oczom gracza ukazuje się teren walki oraz interfejs gracza.</text:span></text:p>
      <text:list xml:id="list1017945516" text:style-name="L11">
        <text:list-item>
          <text:p text:style-name="P33"><text:span text:style-name="T9">inte</text:span><text:span text:style-name="T13">r</text:span><text:span text:style-name="T9">fejs</text:span></text:p>
          <text:p text:style-name="P33"><text:span text:style-name="T9">W lewym górnym rogu zawsze znajduje się interfejs </text:span><text:span text:style-name="T12">bieżącego</text:span><text:span text:style-name="T9"> gracza. Interfejsy reszty graczy ukazane są w dogodnej pozycji niedaleko ich twierdz. Interfejs składa się<text:line-break/>z układanki gracza, paska energii oraz portretu dowódcy wraz z pseudonimem gracza, w tej kolejności.</text:span></text:p>
        </text:list-item>
        <text:list-item>
          <text:p text:style-name="P33"><text:span text:style-name="T9">wysyłanie wojsk</text:span></text:p>
          <text:p text:style-name="P33"><text:span text:style-name="T9">Gracz wysyła wojska przez układanie odpowiednich kombinacji w swojej układance oraz potwierdzenie kombinacji</text:span><text:span text:style-name="T12">;</text:span><text:span text:style-name="T9"> wszystko </text:span><text:span text:style-name="T12">to odbywa się </text:span><text:span text:style-name="T9">za pomocą klawiszy ustawionych<text:line-break/>w opcjach sterowania. Dokładnie jest to przedstawione w samouczku.</text:span></text:p>
        </text:list-item>
      </text:list>
      <text:h text:style-name="Heading_20_1" text:outline-level="1"><text:span text:style-name="T10">8. Ekran opcji</text:span></text:h>
      <text:p text:style-name="Text_20_body"><text:span text:style-name="T10"><text:tab/>Na tym ekranie możesz dostosować opcje związane z grą. Ustawienia te zostały podzielone na osobne kategorie, ukazane jako zakładki. W każdej z tych zakładek znajdują się odpowiednio nazwane rozwijane listy bądź pola wartości, które edytujemy po kliknięciu na nie.</text:span></text:p>
      <text:p text:style-name="Text_20_body"><text:span text:style-name="T10"><text:tab/>Po zakończeniu ustawiania należy potwierdzić zmiany przez kliknięcie przycisku „Zatwierdź” lub je anulować przyciskiem „Anulu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598in" fo:text-align="justify" style:justify-single-word="false" fo:text-indent="0in"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Strona_20_tytułowa_20_1" style:display-name="Strona tytułowa 1" style:family="paragraph" style:parent-style-name="Standard" style:class="text">
      <style:paragraph-properties fo:margin-top="0in" fo:margin-bottom="0.139in" fo:line-height="115%" fo:text-align="center" style:justify-single-word="false" style:text-autospace="none"/>
      <style:text-properties style:font-name="Times New Roman" fo:font-size="24pt" style:font-name-asian="Calibri" style:font-size-asian="24pt" style:font-name-complex="Calibri" style:font-size-complex="24pt"/>
    </style:style>
    <style:style style:name="Strona_20_tytułowa_20_2" style:display-name="Strona tytułowa 2" style:family="paragraph" style:parent-style-name="Standard" style:class="text">
      <style:paragraph-properties fo:margin-top="0in" fo:margin-bottom="0.139in" fo:line-height="115%" fo:text-align="center" style:justify-single-word="false" style:text-autospace="none"/>
      <style:text-properties style:font-name="Times New Roman" fo:font-size="18pt" fo:font-style="normal" style:font-name-asian="Calibri" style:font-size-asian="18pt" style:font-style-asian="normal" style:font-name-complex="Calibri" style:font-size-complex="18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default-outline-level="1" style:class="text">
      <style:paragraph-properties fo:margin-left="0.2992in" fo:margin-right="0.0783in" fo:margin-top="0.1299in" fo:margin-bottom="0.0799in" fo:text-indent="-0.2992in" style:auto-text-indent="false">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0598in" fo:margin-bottom="0.0799in" style:page-number="auto"/>
      <style:text-properties style:font-name="Times New Roman2"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ustom_20_list_20_indent" style:display-name="Custom list indent" style:family="paragraph" style:parent-style-name="Text_20_body" style:class="text" style:master-page-name="">
      <style:paragraph-properties fo:margin-left="0.25in" fo:margin-right="0in" fo:margin-top="0in" fo:margin-bottom="0.0402in" fo:text-align="start" style:justify-single-word="false" fo:text-indent="0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LS_5f_9_5f_0" style:num-suffix="." style:num-format="1">
        <style:list-level-properties text:space-before="0.25in" text:min-label-width="0.25in"/>
      </text:list-level-style-number>
      <text:list-level-style-number text:level="2" text:style-name="LLS_5f_9_5f_1" style:num-suffix="." style:num-format="a">
        <style:list-level-properties text:space-before="0.75in" text:min-label-width="0.25in"/>
      </text:list-level-style-number>
      <text:list-level-style-number text:level="3" text:style-name="LLS_5f_9_5f_2" style:num-suffix="." style:num-format="i">
        <style:list-level-properties text:min-label-width="1.5in" text:min-label-distance="0.1252in" fo:text-align="end"/>
      </text:list-level-style-number>
      <text:list-level-style-number text:level="4" text:style-name="LLS_5f_9_5f_3" style:num-suffix="." style:num-format="1">
        <style:list-level-properties text:space-before="1.75in" text:min-label-width="0.25in"/>
      </text:list-level-style-number>
      <text:list-level-style-number text:level="5" text:style-name="LLS_5f_9_5f_4" style:num-suffix="." style:num-format="a">
        <style:list-level-properties text:space-before="2.25in" text:min-label-width="0.25in"/>
      </text:list-level-style-number>
      <text:list-level-style-number text:level="6" text:style-name="LLS_5f_9_5f_5" style:num-suffix="." style:num-format="i">
        <style:list-level-properties text:min-label-width="3in" text:min-label-distance="0.1252in" fo:text-align="end"/>
      </text:list-level-style-number>
      <text:list-level-style-number text:level="7" text:style-name="LLS_5f_9_5f_6" style:num-suffix="." style:num-format="1">
        <style:list-level-properties text:space-before="3.25in" text:min-label-width="0.25in"/>
      </text:list-level-style-number>
      <text:list-level-style-number text:level="8" text:style-name="LLS_5f_9_5f_7" style:num-suffix="." style:num-format="a">
        <style:list-level-properties text:space-before="3.75in" text:min-label-width="0.25in"/>
      </text:list-level-style-number>
      <text:list-level-style-number text:level="9" text:style-name="LLS_5f_9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LS_5f_10_5f_0" style:num-suffix="." style:num-format="1">
        <style:list-level-properties text:space-before="0.25in" text:min-label-width="0.25in"/>
      </text:list-level-style-number>
      <text:list-level-style-number text:level="2" text:style-name="LLS_5f_10_5f_1" style:num-suffix="." style:num-format="a">
        <style:list-level-properties text:space-before="0.75in" text:min-label-width="0.25in"/>
      </text:list-level-style-number>
      <text:list-level-style-number text:level="3" text:style-name="LLS_5f_10_5f_2" style:num-suffix="." style:num-format="i">
        <style:list-level-properties text:min-label-width="1.5in" text:min-label-distance="0.1252in" fo:text-align="end"/>
      </text:list-level-style-number>
      <text:list-level-style-number text:level="4" text:style-name="LLS_5f_10_5f_3" style:num-suffix="." style:num-format="1">
        <style:list-level-properties text:space-before="1.75in" text:min-label-width="0.25in"/>
      </text:list-level-style-number>
      <text:list-level-style-number text:level="5" text:style-name="LLS_5f_10_5f_4" style:num-suffix="." style:num-format="a">
        <style:list-level-properties text:space-before="2.25in" text:min-label-width="0.25in"/>
      </text:list-level-style-number>
      <text:list-level-style-number text:level="6" text:style-name="LLS_5f_10_5f_5" style:num-suffix="." style:num-format="i">
        <style:list-level-properties text:min-label-width="3in" text:min-label-distance="0.1252in" fo:text-align="end"/>
      </text:list-level-style-number>
      <text:list-level-style-number text:level="7" text:style-name="LLS_5f_10_5f_6" style:num-suffix="." style:num-format="1">
        <style:list-level-properties text:space-before="3.25in" text:min-label-width="0.25in"/>
      </text:list-level-style-number>
      <text:list-level-style-number text:level="8" text:style-name="LLS_5f_10_5f_7" style:num-suffix="." style:num-format="a">
        <style:list-level-properties text:space-before="3.75in" text:min-label-width="0.25in"/>
      </text:list-level-style-number>
      <text:list-level-style-number text:level="9" text:style-name="LLS_5f_10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LS_5f_11_5f_0" style:num-suffix="." style:num-format="1">
        <style:list-level-properties text:space-before="0.25in" text:min-label-width="0.25in"/>
      </text:list-level-style-number>
      <text:list-level-style-number text:level="2" text:style-name="LLS_5f_11_5f_1" style:num-suffix="." style:num-format="a">
        <style:list-level-properties text:space-before="0.75in" text:min-label-width="0.25in"/>
      </text:list-level-style-number>
      <text:list-level-style-number text:level="3" text:style-name="LLS_5f_11_5f_2" style:num-suffix="." style:num-format="i">
        <style:list-level-properties text:min-label-width="1.5in" text:min-label-distance="0.1252in" fo:text-align="end"/>
      </text:list-level-style-number>
      <text:list-level-style-number text:level="4" text:style-name="LLS_5f_11_5f_3" style:num-suffix="." style:num-format="1">
        <style:list-level-properties text:space-before="1.75in" text:min-label-width="0.25in"/>
      </text:list-level-style-number>
      <text:list-level-style-number text:level="5" text:style-name="LLS_5f_11_5f_4" style:num-suffix="." style:num-format="a">
        <style:list-level-properties text:space-before="2.25in" text:min-label-width="0.25in"/>
      </text:list-level-style-number>
      <text:list-level-style-number text:level="6" text:style-name="LLS_5f_11_5f_5" style:num-suffix="." style:num-format="i">
        <style:list-level-properties text:min-label-width="3in" text:min-label-distance="0.1252in" fo:text-align="end"/>
      </text:list-level-style-number>
      <text:list-level-style-number text:level="7" text:style-name="LLS_5f_11_5f_6" style:num-suffix="." style:num-format="1">
        <style:list-level-properties text:space-before="3.25in" text:min-label-width="0.25in"/>
      </text:list-level-style-number>
      <text:list-level-style-number text:level="8" text:style-name="LLS_5f_11_5f_7" style:num-suffix="." style:num-format="a">
        <style:list-level-properties text:space-before="3.75in" text:min-label-width="0.25in"/>
      </text:list-level-style-number>
      <text:list-level-style-number text:level="9" text:style-name="LLS_5f_1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LS_5f_12_5f_0" style:num-suffix="." style:num-format="1">
        <style:list-level-properties text:space-before="0.25in" text:min-label-width="0.25in"/>
      </text:list-level-style-number>
      <text:list-level-style-number text:level="2" text:style-name="LLS_5f_12_5f_1" style:num-suffix="." style:num-format="a">
        <style:list-level-properties text:space-before="0.75in" text:min-label-width="0.25in"/>
      </text:list-level-style-number>
      <text:list-level-style-number text:level="3" text:style-name="LLS_5f_12_5f_2" style:num-suffix="." style:num-format="i">
        <style:list-level-properties text:min-label-width="1.5in" text:min-label-distance="0.1252in" fo:text-align="end"/>
      </text:list-level-style-number>
      <text:list-level-style-number text:level="4" text:style-name="LLS_5f_12_5f_3" style:num-suffix="." style:num-format="1">
        <style:list-level-properties text:space-before="1.75in" text:min-label-width="0.25in"/>
      </text:list-level-style-number>
      <text:list-level-style-number text:level="5" text:style-name="LLS_5f_12_5f_4" style:num-suffix="." style:num-format="a">
        <style:list-level-properties text:space-before="2.25in" text:min-label-width="0.25in"/>
      </text:list-level-style-number>
      <text:list-level-style-number text:level="6" text:style-name="LLS_5f_12_5f_5" style:num-suffix="." style:num-format="i">
        <style:list-level-properties text:min-label-width="3in" text:min-label-distance="0.1252in" fo:text-align="end"/>
      </text:list-level-style-number>
      <text:list-level-style-number text:level="7" text:style-name="LLS_5f_12_5f_6" style:num-suffix="." style:num-format="1">
        <style:list-level-properties text:space-before="3.25in" text:min-label-width="0.25in"/>
      </text:list-level-style-number>
      <text:list-level-style-number text:level="8" text:style-name="LLS_5f_12_5f_7" style:num-suffix="." style:num-format="a">
        <style:list-level-properties text:space-before="3.75in" text:min-label-width="0.25in"/>
      </text:list-level-style-number>
      <text:list-level-style-number text:level="9" text:style-name="LLS_5f_1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econd_20_page"/>
    <style:master-page style:name="Fourth_20_page" style:display-name="Fourth page" style:page-layout-name="Mpm2" style:next-style-name="Standard"/>
    <style:master-page style:name="Second_20_page" style:display-name="Second page" style:page-layout-name="Mpm3" style:next-style-name="Index"/>
    <style:master-page style:name="Index" style:page-layout-name="Mpm2" style:next-style-name="Fourth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rzysztof Kusiak</meta:initial-creator>
    <meta:creation-date>2010-10-22T23:07:20.77</meta:creation-date>
    <dc:date>2011-01-17T02:17:10</dc:date>
    <dc:creator>Krzysztof Kusiak</dc:creator>
    <meta:editing-duration>PT12H12M04S</meta:editing-duration>
    <meta:editing-cycles>195</meta:editing-cycles>
    <meta:generator>OpenOffice.org/3.2$Linux OpenOffice.org_project/320m19$Build-9505</meta:generator>
    <meta:printed-by>Krzysztof Kusiak</meta:printed-by>
    <meta:print-date>2010-11-22T11:50:59</meta:print-date>
    <meta:document-statistic meta:table-count="1" meta:image-count="0" meta:object-count="0" meta:page-count="6" meta:paragraph-count="77" meta:word-count="700" meta:character-count="4909"/>
  </office:meta>
</office:document-meta>
</file>